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Roboto" svg:font-family="Roboto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>
      <style:text-properties officeooo:rsid="0010df3f" officeooo:paragraph-rsid="0010df3f"/>
    </style:style>
    <style:style style:name="P2" style:family="paragraph" style:parent-style-name="Standard">
      <style:text-properties fo:font-variant="normal" fo:text-transform="none" style:font-name="medium-content-serif-font" fo:font-size="15.75pt" fo:letter-spacing="normal" fo:font-style="normal" fo:font-weight="normal" officeooo:rsid="0010df3f" officeooo:paragraph-rsid="0010df3f"/>
    </style:style>
    <style:style style:name="P3" style:family="paragraph" style:parent-style-name="Standard">
      <style:text-properties fo:font-variant="normal" fo:text-transform="none" style:font-name="medium-content-serif-font" fo:font-size="15.75pt" fo:letter-spacing="normal" fo:font-style="normal" fo:font-weight="normal" officeooo:rsid="0011bb3d" officeooo:paragraph-rsid="0011bb3d"/>
    </style:style>
    <style:style style:name="P4" style:family="paragraph" style:parent-style-name="Standard">
      <style:paragraph-properties fo:margin-left="0cm" fo:margin-right="0cm" fo:margin-top="0cm" fo:margin-bottom="0.397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loext:padding="0cm" loext:border="none"/>
    </style:style>
    <style:style style:name="P5" style:family="paragraph" style:parent-style-name="Standard">
      <style:paragraph-properties fo:margin-left="0cm" fo:margin-right="0cm" fo:margin-top="0cm" fo:margin-bottom="0.397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rsid="0010df3f" officeooo:paragraph-rsid="0010df3f" loext:padding="0cm" loext:border="none"/>
    </style:style>
    <style:style style:name="P6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loext:padding="0cm" loext:border="none"/>
    </style:style>
    <style:style style:name="P7" style:family="paragraph" style:parent-style-name="Standard">
      <style:paragraph-properties fo:margin-left="0cm" fo:margin-right="0cm" fo:margin-top="0cm" fo:margin-bottom="0cm" loext:contextual-spacing="false" fo:line-height="130%" fo:text-align="start" style:justify-single-word="false" fo:orphans="2" fo:widows="2" fo:text-indent="0cm" style:auto-text-indent="false"/>
      <style:text-properties fo:font-variant="normal" fo:text-transform="none" fo:color="#111111" style:font-name="Roboto" fo:font-size="10.5pt" fo:letter-spacing="normal" fo:font-style="normal" fo:font-weight="normal" officeooo:rsid="0010df3f" officeooo:paragraph-rsid="0010df3f" loext:padding="0cm" loext:border="non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5">DATA</text:p>
      <text:p text:style-name="P4"/>
      <text:p text:style-name="P4">You can either combine your datasets to train a single model.</text:p>
      <text:p text:style-name="P4">Or</text:p>
      <text:p text:style-name="P6">you can use all the models for testing and then combine their results (e.g. voting)</text:p>
      <text:p text:style-name="P6"/>
      <text:p text:style-name="P6"/>
      <text:p text:style-name="P7">Resnet </text:p>
      <text:p text:style-name="P7">III .RESNET50 ResNet 50 is current state of the art convolutional neural network architecture. It is similar in architecture to networks such as VGG-16 but with the additional identity mapping capability (Figure2).</text:p>
      <text:p text:style-name="Standard"/>
      <text:p text:style-name="Standard"><text:a xlink:type="simple" xlink:href="http://ijiet.com/wp-content/uploads/2019/08/18.pdf" text:style-name="Internet_20_link" text:visited-style-name="Visited_20_Internet_20_Link">http://ijiet.com/wp-content/uploads/2019/08/18.pdf</text:a></text:p>
      <text:p text:style-name="P1"/>
      <text:p text:style-name="P1"/>
      <text:p text:style-name="P1">Model</text:p>
      <text:p text:style-name="P1"/>
      <text:p text:style-name="P1">How did the model do? </text:p>
      <text:p text:style-name="P2">However the model seems to work poorly in bad conditions (low-light, person not facing the camera, person moving…), but still it’s a good start!</text:p>
      <text:p text:style-name="P2"/>
      <text:p text:style-name="P2"/>
      <text:p text:style-name="P3">Plan: </text:p>
      <text:p text:style-name="P3">Re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Roboto" svg:font-family="Roboto, Arial, sans-serif"/>
    <style:font-face style:name="medium-content-serif-font" svg:font-family="medium-content-serif-font, Georgia, Cambria, 'Times New Roman', Times, 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20T16:15:17.431482979</meta:creation-date>
    <dc:date>2020-02-20T20:20:53.327695619</dc:date>
    <meta:editing-duration>PT2H25M14S</meta:editing-duration>
    <meta:editing-cycles>1</meta:editing-cycles>
    <meta:document-statistic meta:table-count="0" meta:image-count="0" meta:object-count="0" meta:page-count="1" meta:paragraph-count="12" meta:word-count="94" meta:character-count="600" meta:non-whitespace-character-count="515"/>
    <meta:generator>LibreOffice/6.0.7.3$Linux_X86_64 LibreOffice_project/00m0$Build-3</meta:generator>
  </office:meta>
</office:document-meta>
</file>